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1.251cm" fo:margin-right="0cm" fo:text-indent="0cm" style:auto-text-indent="false"/>
      <style:text-properties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list-style-name="L6">
      <style:text-properties fo:language="de" fo:country="DE" fo:font-style="normal" style:font-style-asian="normal" style:font-style-complex="normal"/>
    </style:style>
    <style:style style:name="P9" style:family="paragraph" style:parent-style-name="Standard" style:list-style-name="L6">
      <style:text-properties fo:language="de" fo:country="DE"/>
    </style:style>
    <style:style style:name="P10" style:family="paragraph" style:parent-style-name="Standard" style:list-style-name="L7">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12"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13" style:family="paragraph" style:parent-style-name="Standard" style:list-style-name="L9">
      <style:text-properties fo:font-size="14pt" fo:language="de" fo:country="DE" style:text-underline-style="none" fo:font-weight="normal" style:font-size-asian="14pt" style:font-weight-asian="normal" style:font-size-complex="14pt" style:font-weight-complex="normal"/>
    </style:style>
    <style:style style:name="P14" style:family="paragraph" style:parent-style-name="Standard" style:list-style-name="L10">
      <style:text-properties fo:font-size="14pt" fo:language="de" fo:country="DE" style:text-underline-style="none" fo:font-weight="normal" style:font-size-asian="14pt" style:font-weight-asian="normal" style:font-size-complex="14pt" style:font-weight-complex="normal"/>
    </style:style>
    <style:style style:name="P15" style:family="paragraph" style:parent-style-name="Standard" style:list-style-name="L11">
      <style:text-properties fo:font-size="14pt" fo:language="de" fo:country="DE" style:text-underline-style="none" fo:font-weight="normal" style:font-size-asian="14pt" style:font-weight-asian="normal" style:font-size-complex="14pt" style:font-weight-complex="normal"/>
    </style:style>
    <style:style style:name="P16" style:family="paragraph" style:parent-style-name="Standard" style:list-style-name="L12">
      <style:text-properties fo:font-size="14pt" fo:language="de" fo:country="DE" style:text-underline-style="none" fo:font-weight="normal" style:font-size-asian="14pt" style:font-weight-asian="normal" style:font-size-complex="14pt" style:font-weight-complex="normal"/>
    </style:style>
    <style:style style:name="P17" style:family="paragraph" style:parent-style-name="Standard" style:list-style-name="L13">
      <style:text-properties fo:font-size="14pt" fo:language="de" fo:country="DE" style:text-underline-style="none" fo:font-weight="normal" style:font-size-asian="14pt" style:font-weight-asian="normal" style:font-size-complex="14pt" style:font-weight-complex="normal"/>
    </style:style>
    <style:style style:name="P18"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19"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left="0cm" fo:margin-right="0cm" fo:text-indent="0cm" style:auto-text-indent="false"/>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3">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2">Wie entwickelt man Software?</text:p>
      <text:p text:style-name="P4"/>
      <text:p text:style-name="P4">In der Softwareentwicklung bezeichnet man die Schritte die ein Softwareentwickler bei der Entwicklung von Software durchlaufen sollte als Softwareentwicklungsprozesse. In der Regel unterscheidet man 4 Softwareentwicklungsprozesse. </text:p>
      <text:list xml:id="list8054212167073195213" text:style-name="L6">
        <text:list-item>
          <text:p text:style-name="P9"><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8"><text:span text:style-name="T2">Die </text:span><text:span text:style-name="T3">Softwareentwicklung</text:span><text:span text:style-name="T2"> bei der die Software konzipiert und programmiert wird.</text:span></text:p>
        </text:list-item>
        <text:list-item>
          <text:p text:style-name="P8"><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8"><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4">(vgl. Sommerville Software Engineering 2004 S.8)</text:p>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text:soft-page-break/>Anwendung auf dem aktuellsten Stand, wie kann die Anwendung verbessert werden und welche Folgeanwendungen könnten aus dieser Anwendung entstehen.</text:p>
      <text:p text:style-name="P4"/>
      <text:p text:style-name="P2">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4"/>
      <text:list xml:id="list1151684948065548948" text:style-name="L7">
        <text:list-item>
          <text:p text:style-name="P1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0">Effizienz:<text:span text:style-name="T1"> Software sollte keine Systemressourcen verschwenden, wie z.B. Speicher oder Prozessor Zyklen, daher beinhaltet Effizienz Speicherausnutzung, Prozessorzeit, Antwortzeiten für Anwender etc. </text:span></text:p>
        </text:list-item>
        <text:list-item>
          <text:p text:style-name="P10">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4">(Sommerville Software Engineering 2004 S.12ff )</text:p>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2"><text:soft-page-break/>Was bedeutet dezentral?</text:p>
      <text:p text:style-name="P7"/>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5"><text:span text:style-name="T5">»Ein verteiltes System ist eine Ansammlung unabhängiger Computer, die den Benutzern wie ein einzelnes kohärentes System erscheint.«</text:span><text:span text:style-name="T5"><text:note text:id="ftn1" text:note-class="footnote"><text:note-citation>1</text:note-citation><text:note-body><text:p text:style-name="Footnote">Tanenbaum, Andrew S., Steen, Maarten van: Verteilte Systeme. 2., aktualis. Aufl. Münschen S. 19</text:p></text:note-body></text:note></text:span></text:p>
      <text:p text:style-name="P7"/>
      <text:p text:style-name="P22">Im Rahmen dieser Bachelorarbeit werden daher fortan die Begriffe dezentral und verteilt synonym verwendet. Die digitale Hausaufgabenheft-Anwendung ist eher eine Verteilte Anwendung als ein gesamtes Verteiltes System:</text:p>
      <text:p text:style-name="P22"><text:s text:c="2"/></text:p>
      <text:p text:style-name="P20"><text:span text:style-name="T6">»Verteilte Anwendungen werden heute in der Regel unter Zuhilfenahme von Kommunikations- Middleware (z.B. Java RMI …) entwickelt (...). … Zur Entwicklung werden mehr oder minder mächtige Basiskomponenten (Frameworks) … eingesetzt.«</text:span><text:span text:style-name="T6"><text:note text:id="ftn0" text:note-class="footnote"><text:note-citation>2</text:note-citation><text:note-body><text:p text:style-name="Footnote">Schneider, Uwe u.a. (Hrsg.): Taschenbuch der Informatik. 7. Aufl. Münschen 2012, S.<text:span text:style-name="T8"> 298</text:span></text:p></text:note-body></text:note></text:span></text:p>
      <text:p text:style-name="P20"><text:span text:style-name="T6"/></text:p>
      <text:p text:style-name="P4">Die Hausaufgabenheft-Anwendung ist eine Komponente des SharkNet und benutzt Teile der SharkNet API (Application Programming Interface). Das SharkNet ist ein dezentrales also verteiltes Soziales Netzwerk für Berliner Schulen<text:note text:id="ftn2" text:note-class="footnote"><text:note-citation>3</text:note-citation><text:note-body><text:p text:style-name="Text_20_body"><text:span text:style-name="T9"><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9">http://sharedknowledge.github.io/#sharknet</text:span></text:a><text:span text:style-name="T9">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Verbindung zu einem oder mehreren anderen Peers aufgebaut hat(Peer-to-Peer),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text:p>
      <text:p text:style-name="P4"/>
      <text:p text:style-name="P4">Die Benutzer des SharkNets werden als Peers bezeichnet, genauer ist ein Peer weniger die Person oder der Benutzer, als das Endgerät welches dieser verwendet z.B. ein Smartphone, ein Tablet, ein Computer oder ein SmartTV. SharkNet könnte in unbestimmter Zeit von den verschiedensten Geräten benutzt werden Smartphones, Tablets, Computer oder SmartTV's sind vielleicht nicht die einzigen Peers. Immer mehr Geräte, auch Kühlschränke oder Waschmaschinen, beinhalten Prozessoren und <text:soft-page-break/>andere Computer-Hardware und können Daten mit anderen Geräten austauschen(Internet-of-Things). Die Verteilung eines Systems ist somit nicht unbedingt auf PC's oder Laptops beschränkt. <text:s/></text:p>
      <text:p text:style-name="P4"/>
      <text:p text:style-name="P4">Zum Beispiel die Technik des Raspberry pi. Diese kleinen, verhältnismäßig günstigen Minicomputer können an verschiedenen Orten angebracht werden, in Klassenräumen vor Schulgebäuden an öffentlichen Plätzen etc. Theoretisch könnten diese <text:s/>Raspberry pi's eine Implementierung des ScharkNets verwenden und mit anderen Peers kommunizieren und Daten austauschen. Ein Raspberry pi mit entsprechender Konfigurierung wird vor Klassenraum XY installiert, dann können alle Schülerinnen und Schüler, die SharkNet auf ihrem Smartphone installiert haben, ihre Hausaufgabenheft-Anwendung mit diesem Raspberry pi synchronisieren und besondere Informationen erhalten z.B. Aktualisierungen der Metadaten der Schule, ausfallende Lehrer, Events der Schule etc. <text:s/></text:p>
      <text:p text:style-name="P4"/>
      <text:p text:style-name="P4">Die Kommunikation in einem dezentralen System arbeitet ohne Server und ohne 2. bzw. 3. Betreiber. <text:s/>Die Peers im dezentralen SharkNet kommunizieren und synchronisieren sich direkt über NFC oder Wifi-Direct miteinander(Peer-to-Pe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SharkNet ist in erster Linie dezentral, weil es das dezentrale Framework SharkFW verwendet. Das Interessensystem und die Kommunikation via NFC oder Wifi-Direct sind im SharkFW implementiert. <text:span text:style-name="T7">//TODO WEITERE SHARKFW FUNKTIONEN AUFZÄHLEN UND REFERENZIEREN</text:span></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6"/>
      <text:p text:style-name="P2">Wie können die Schülerinnen und Schüler bei ihren Hausaufgaben unterstützt werden?</text:p>
      <text:p text:style-name="P4"/>
      <text:p text:style-name="P4">Viele Schülerinnen und Schüler organisieren heutzutage ihre Hausaufgaben über <text:soft-page-break/>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4"/>
      <text:p text:style-name="P3">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Eine Schülerin oder ein Schüler:</text:p>
      <text:p text:style-name="P4"/>
      <text:list xml:id="list8933736535926366276" text:style-name="L8">
        <text:list-item>
          <text:p text:style-name="P12"><text:s/>… erstellt seinen Wochenstundenplan.</text:p>
        </text:list-item>
        <text:list-item>
          <text:p text:style-name="P12"><text:s/>… erstellt eine Unterrichtsstunde.</text:p>
        </text:list-item>
        <text:list-item>
          <text:p text:style-name="P12"><text:s/>… verknüpft die Unterrichtsstunde mit einem Lehrer, einem Raum und einer Wiederholbarkeit</text:p>
        </text:list-item>
        <text:list-item>
          <text:p text:style-name="P12"><text:s/>… ordnet die Unterrichtsstunde zeitlich in den Wochenstundenplan ein.</text:p>
        </text:list-item>
        <text:list-item>
          <text:p text:style-name="P12"><text:s/>… trägt Unterrichtsstunden für verschiedene Wochentage ein.</text:p>
        </text:list-item>
        <text:list-item>
          <text:p text:style-name="P12"><text:s/>… wechselt zwischen den verschiedenen Wochentagen des Wochenstundenplans mit einer Fingergeste.</text:p>
        </text:list-item>
        <text:list-item>
          <text:p text:style-name="P12"><text:s/>… sieht sich das Hausaufgabenheft an und blättert die einzelnen Seiten mit einer Fingergeste um.</text:p>
        </text:list-item>
        <text:list-item>
          <text:p text:style-name="P12"><text:s/>… blättert an den Anfang/das Ende des Hausaufgabenhefts.</text:p>
        </text:list-item>
        <text:list-item>
          <text:p text:style-name="P12"><text:s/>… blättert eine Woche im Hausaufgabenheft vor/zurück.</text:p>
        </text:list-item>
        <text:list-item>
          <text:p text:style-name="P12"><text:soft-page-break/><text:s/>… stellt fest, dass an diesem Tag kein Unterricht stattfindet.</text:p>
        </text:list-item>
        <text:list-item>
          <text:p text:style-name="P12"><text:s/>… erstellt eine Hausaufgabe.</text:p>
        </text:list-item>
        <text:list-item>
          <text:p text:style-name="P12"><text:s/>… erzeugt einen Chat zu einer Hausaufgabe.</text:p>
        </text:list-item>
        <text:list-item>
          <text:p text:style-name="P12"><text:s/>… fotografiert eine Aufgabenstellung oder Lösung.</text:p>
        </text:list-item>
        <text:list-item>
          <text:p text:style-name="P12"><text:s/>… verknüpft ein/mehrere Foto/s einer Aufgabenstellung oder Lösung mit einer Hausaufgabe.</text:p>
        </text:list-item>
        <text:list-item>
          <text:p text:style-name="P12"><text:s/>… bewertet die Qualität der fotografierten Ressource.</text:p>
        </text:list-item>
      </text:list>
      <text:p text:style-name="P4"/>
      <text:p text:style-name="P4">Eine dritte Person(Lehrer, Entwickler oder ein andrer):</text:p>
      <text:list xml:id="list39738322" text:continue-numbering="true" text:style-name="L8">
        <text:list-item>
          <text:p text:style-name="P12"><text:s/>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4"/>
      <text:p text:style-name="P3"/>
      <text:p text:style-name="P3"/>
      <text:p text:style-name="P3"/>
      <text:p text:style-name="P2">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Definition der teilweise subjektiven Bewertungskriterien</text:p>
      <text:p text:style-name="P2"/>
      <text:p text:style-name="P4">Die zu untersuchende Anwendung sollte:</text:p>
      <text:p text:style-name="P4"/>
      <text:list xml:id="list5120111962259643074" text:style-name="L9">
        <text:list-item>
          <text:p text:style-name="P13">… ohne besondere Vorkenntnisse benutzbar sein.</text:p>
        </text:list-item>
        <text:list-item>
          <text:p text:style-name="P13">… nicht abstürzen.</text:p>
        </text:list-item>
        <text:list-item>
          <text:p text:style-name="P13">… die Informationen automatisch speichern.</text:p>
        </text:list-item>
        <text:list-item>
          <text:p text:style-name="P13">… das mehrfache Fotografieren der Hausaufgaben unterstützen.</text:p>
        </text:list-item>
        <text:list-item>
          <text:p text:style-name="P13">… einen Erstellung des Stundenplans ermöglichen.</text:p>
        </text:list-item>
        <text:list-item>
          <text:p text:style-name="P13"><text:soft-page-break/>… den Stundenplan mit anderen Teilen können.</text:p>
        </text:list-item>
      </text:list>
      <text:p text:style-name="P1"/>
      <text:p text:style-name="P2">Anwendung 1:</text:p>
      <text:list xml:id="list947135981283159049" text:style-name="L10">
        <text:list-item>
          <text:p text:style-name="P14">Anwendungsname „Hausaufgaben“</text:p>
        </text:list-item>
        <text:list-item>
          <text:p text:style-name="P14">Herausgeber „Klwinkel.com“</text:p>
        </text:list-item>
        <text:list-item>
          <text:p text:style-name="P14">Bewertung im GooglePlay Store „4,3 Sterne“</text:p>
        </text:list-item>
        <text:list-item>
          <text:p text:style-name="P14">Downloadzahlen „ungefähr 1 Millionen“</text:p>
        </text:list-item>
      </text:list>
      <text:p text:style-name="P4"/>
      <text:p text:style-name="P4">Die Navigatio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Aktivität „Fächer“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Aktivität „Stundenpl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text:soft-page-break/>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Stundenplan Aktivität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Hausaufgabe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text:soft-page-break/>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Schulwebsite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Pro und Kontra der Anwendung 1:</text:p>
      <text:p text:style-name="P4"/>
      <text:p text:style-name="P4">Kontra:</text:p>
      <text:list xml:id="list5084980902618287605" text:style-name="L11">
        <text:list-item>
          <text:p text:style-name="P15">Keine Verifizierung bei der Eingabe der Priorität, kann zum Absturz der Anwendung führen</text:p>
        </text:list-item>
        <text:list-item>
          <text:p text:style-name="P15">Eine Hausaufgabe kann nur mit maximal einem Foto und einem Dokument verknüpft werden</text:p>
        </text:list-item>
        <text:list-item>
          <text:p text:style-name="P15">Die Anfangs und Endzeiten der Unterrichtsstunden können von den Schülerinnen und Schülern festgelegt werden, es findet keine Einschränkung oder Verifikation der Zeiten Auswahl statt, die erste Stunde kann um 10 Uhr beginnen und um 9 Uhr enden</text:p>
        </text:list-item>
        <text:list-item>
          <text:p text:style-name="P15">Eine Pro Version muss gekauft werden, um die ständige Werbung zu deaktivieren</text:p>
        </text:list-item>
      </text:list>
      <text:p text:style-name="P4"/>
      <text:p text:style-name="P4"/>
      <text:p text:style-name="P4">Pro:</text:p>
      <text:list xml:id="list1180589233080131385" text:style-name="L12">
        <text:list-item>
          <text:p text:style-name="P16">Ein Alarmton für die baldige Fälligkeit von Hausaufgaben und Prüfungen</text:p>
        </text:list-item>
        <text:list-item>
          <text:p text:style-name="P16">Referenzierung der Schulwebsite</text:p>
        </text:list-item>
        <text:list-item>
          <text:p text:style-name="P16">Prüfungsverwaltung mit dazugehörigen Notenlisten</text:p>
        </text:list-item>
        <text:list-item>
          <text:p text:style-name="P16">Notenliste berechnet den Gesamtdurchschnitt aller Fächer und den Durchschnitt jedes einzelnen Fachs</text:p>
        </text:list-item>
        <text:list-item>
          <text:p text:style-name="P16">Wiedererkennbarkeit der Fächer durch Farbvergebung</text:p>
        </text:list-item>
        <text:list-item>
          <text:p text:style-name="P16">Wochenstundenplan verwendet bereits erstellte Fächer</text:p>
        </text:list-item>
        <text:list-item>
          <text:p text:style-name="P16"><text:soft-page-break/>Eine Tages und eine Wochenansicht</text:p>
        </text:list-item>
        <text:list-item>
          <text:p text:style-name="P16">Separate Ansichten für alle Hausaufgaben und Prüfungen mit Fälligkeitsdaten </text:p>
        </text:list-item>
        <text:list-item>
          <text:p text:style-name="P16">Hausaufgaben und Prüfungen können mit einem Fotos und einem Dokumenten verknüpft werden</text:p>
        </text:list-item>
        <text:list-item>
          <text:p text:style-name="P16">Ein Unterrichtsfach hat einen Kontaktnamen, eine E-Mail Adresse des Kontaktes und eine Telefonnummer des Kontaktes</text:p>
        </text:list-item>
        <text:list-item>
          <text:p text:style-name="P16">Navigation Drawer dadurch wirkt die Navigation durch die einzelnen Bestandteile der Anwendung sehr vereinfacht und intuitiv. </text:p>
          <text:p text:style-name="P16"/>
        </text:list-item>
      </text:list>
      <text:p text:style-name="P4"/>
      <text:p text:style-name="P2">Anwendung 2:</text:p>
      <text:list xml:id="list39736795" text:continue-list="list947135981283159049" text:style-name="L10">
        <text:list-item>
          <text:p text:style-name="P14">Anwendungsname „SchoolManager2.0“</text:p>
        </text:list-item>
        <text:list-item>
          <text:p text:style-name="P14">Herausgeber „Thinc.easy“</text:p>
        </text:list-item>
        <text:list-item>
          <text:p text:style-name="P14">Bewertung im GooglePlay Store „4,3 Sterne“</text:p>
        </text:list-item>
        <text:list-item>
          <text:p text:style-name="P14">Downloadzahlen „ungefähr 500“</text:p>
        </text:list-item>
      </text:list>
      <text:p text:style-name="P4"/>
      <text:p text:style-name="P4">Die Navigation zwischen den einzelnen Aktivitäten ist mit Android Navigation Drawer realisiert. Folgende Aktivitäten können mittels des Navigation Drawer aktiviert werden: Home, Stundenplan, Hausaufgaben, Meine Schule und Einstellungen. </text:p>
      <text:p text:style-name="P4"/>
      <text:p text:style-name="P4">Home Aktivität</text:p>
      <text:p text:style-name="P4">Dies 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Stundenplan Aktivität</text:p>
      <text:p text:style-name="P4">Die Stundenplan Aktivität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ngezeigt. <text:s/></text:p>
      <text:p text:style-name="P4"/>
      <text:p text:style-name="P4"><text:soft-page-break/>Pro und Kontra der Anwendung 1:</text:p>
      <text:p text:style-name="P4"/>
      <text:p text:style-name="P4">Kontra:</text:p>
      <text:list xml:id="list4088659563882314531" text:style-name="L13">
        <text:list-item>
          <text:p text:style-name="P17">Eine Überschneidung der Unterrichtsstunden ist möglich, Unterrichtsstunden können unbeabsichtigt verdeckt werden</text:p>
        </text:list-item>
        <text:list-item>
          <text:p text:style-name="P17">Nur Farbe und Kürzel der Unterrichtsstunde werden in der Stundenplan Übersicht angezeigt, obwohl noch genug Platz besteht</text:p>
        </text:list-item>
        <text:list-item>
          <text:p text:style-name="P17">Verschiedene Stunden können gleiche Farben haben</text:p>
        </text:list-item>
        <text:list-item>
          <text:p text:style-name="P17">Farbe des Hintergrundes und des Textes kann gleich gewählt werden und man kann den Text nicht mehr erkennen</text:p>
        </text:list-item>
        <text:list-item>
          <text:p text:style-name="P17">Beginn und Ende der Unterrichtsstunden wird weder angezeigt noch festgelegt</text:p>
        </text:list-item>
        <text:list-item>
          <text:p text:style-name="P17">Eine Unterrichtsstunde muss explizit gespeichert werden, passiert nicht automatisch bei Änderung</text:p>
        </text:list-item>
        <text:list-item>
          <text:p text:style-name="P17">Das erstellen eines neuen Stundenplans überschreibt den alten mit allen Fächern</text:p>
        </text:list-item>
      </text:list>
      <text:p text:style-name="P4"/>
      <text:p text:style-name="P4"/>
      <text:p text:style-name="P4"/>
      <text:p text:style-name="P4"/>
      <text:p text:style-name="P3">Was macht ein gutes Hausaufgabenheft aus?</text:p>
      <text:p text:style-name="P3"/>
      <text:p text:style-name="P4">Die in diesem Abschnitt definierte Darstellung der Eigenschaften eines guten Hausaufgabenheftes ist subjektiv und wird durch die in Kapitel <text:span text:style-name="T7"><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7">TAPPAGER? </text:span>Realisiert. Eingaben oder Auswahlmöglichkeiten des Benutzers müssen besonders verifiziert <text:soft-page-break/>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p text:style-name="P4"/>
      <text:p text:style-name="P4">Use-Cases: ...</text:p>
      <text:p text:style-name="P4"/>
      <text:p text:style-name="P3">Formulierung weiterer Anwendungsfälle auf Grund der Analyse ähnlicher Softwarelös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22M12S</meta:editing-duration>
    <meta:editing-cycles>14</meta:editing-cycles>
    <meta:generator>OpenOffice/4.1.2$Win32 OpenOffice.org_project/412m3$Build-9782</meta:generator>
    <dc:date>2016-08-03T19:56:35.46</dc:date>
    <meta:document-statistic meta:table-count="0" meta:image-count="0" meta:object-count="0" meta:page-count="12" meta:paragraph-count="129" meta:word-count="3716" meta:character-count="28866"/>
    <meta:user-defined meta:name="Info 1"/>
    <meta:user-defined meta:name="Info 2"/>
    <meta:user-defined meta:name="Info 3"/>
    <meta:user-defined meta:name="Info 4"/>
  </office:meta>
</office:document-meta>
</file>